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5ea0"/>
    </style:style>
    <style:style style:name="T5" style:family="text">
      <style:text-properties officeooo:rsid="001fb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done</text:span><text:span text:style-name="T5">wfwfw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8-15T02:20:16.280956338</dc:date>
    <meta:editing-duration>PT1H22M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5" meta:character-count="540" meta:non-whitespace-character-count="429"/>
  </office:meta>
</office:document-meta>
</file>